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3" style:family="paragraph" style:parent-style-name="Standard">
      <style:paragraph-properties fo:line-height="11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4"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5"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6"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line-height="11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10" style:family="paragraph" style:parent-style-name="Standard" style:list-style-name="L1">
      <style:paragraph-properties fo:line-height="110%" fo:text-align="justify" style:justify-single-word="false"/>
      <style:text-properties style:font-name="Cambria" officeooo:paragraph-rsid="0026ac06"/>
    </style:style>
    <style:style style:name="P11" style:family="paragraph" style:parent-style-name="Standard" style:list-style-name="L1">
      <style:paragraph-properties fo:line-height="110%" fo:text-align="justify" style:justify-single-word="false"/>
      <style:text-properties style:font-name="Cambria" officeooo:paragraph-rsid="0027e810"/>
    </style:style>
    <style:style style:name="P12" style:family="paragraph" style:parent-style-name="Standard" style:list-style-name="L2">
      <style:paragraph-properties fo:line-height="110%" fo:text-align="justify" style:justify-single-word="false"/>
      <style:text-properties officeooo:paragraph-rsid="0026ac06"/>
    </style:style>
    <style:style style:name="P13" style:family="paragraph" style:parent-style-name="Standard" style:list-style-name="L3">
      <style:paragraph-properties fo:line-height="110%" fo:text-align="justify" style:justify-single-word="false"/>
      <style:text-properties officeooo:paragraph-rsid="0026ac06"/>
    </style:style>
    <style:style style:name="P14" style:family="paragraph" style:parent-style-name="Text_20_body" style:list-style-name="L6">
      <style:paragraph-properties fo:line-height="110%"/>
      <style:text-properties style:font-name="Cambria" fo:font-weight="bold" officeooo:rsid="0022b9ff" officeooo:paragraph-rsid="0026ac06" style:font-weight-asian="bold" style:font-weight-complex="bold"/>
    </style:style>
    <style:style style:name="P15" style:family="paragraph" style:parent-style-name="Text_20_body" style:list-style-name="L8">
      <style:paragraph-properties fo:line-height="110%" fo:text-align="justify" style:justify-single-word="false"/>
      <style:text-properties style:font-name="Cambria" fo:font-weight="bold" officeooo:rsid="0012dcce" officeooo:paragraph-rsid="0026ac06" style:font-weight-asian="bold" style:font-weight-complex="bold"/>
    </style:style>
    <style:style style:name="P16" style:family="paragraph" style:parent-style-name="Text_20_body" style:list-style-name="L9">
      <style:paragraph-properties fo:line-height="110%" fo:text-align="justify" style:justify-single-word="false"/>
      <style:text-properties style:font-name="Cambria" fo:font-weight="bold" officeooo:rsid="00156192" officeooo:paragraph-rsid="0026ac06" style:font-weight-asian="bold" style:font-weight-complex="bold"/>
    </style:style>
    <style:style style:name="P17" style:family="paragraph" style:parent-style-name="Text_20_body" style:list-style-name="L9">
      <style:paragraph-properties fo:line-height="110%" fo:text-align="justify" style:justify-single-word="false"/>
      <style:text-properties style:font-name="Cambria" fo:font-weight="bold" officeooo:rsid="0023c754" officeooo:paragraph-rsid="0026ac06" style:font-weight-asian="bold" style:font-weight-complex="bold"/>
    </style:style>
    <style:style style:name="P18" style:family="paragraph" style:parent-style-name="Text_20_body" style:list-style-name="L10">
      <style:paragraph-properties fo:text-align="justify" style:justify-single-word="false"/>
      <style:text-properties style:font-name="Cambria" fo:font-weight="bold" officeooo:rsid="00267887" officeooo:paragraph-rsid="0026ac06" style:font-weight-asian="bold" style:font-weight-complex="bold"/>
    </style:style>
    <style:style style:name="P19" style:family="paragraph" style:parent-style-name="Text_20_body" style:list-style-name="L6">
      <style:paragraph-properties fo:line-height="110%"/>
      <style:text-properties style:font-name="Cambria" officeooo:rsid="0022b9ff" officeooo:paragraph-rsid="0026ac06"/>
    </style:style>
    <style:style style:name="P20" style:family="paragraph" style:parent-style-name="Text_20_body" style:list-style-name="L8">
      <style:paragraph-properties fo:line-height="110%" fo:text-align="justify" style:justify-single-word="false"/>
      <style:text-properties style:font-name="Cambria" officeooo:rsid="0012dcce" officeooo:paragraph-rsid="0026ac06"/>
    </style:style>
    <style:style style:name="P21" style:family="paragraph" style:parent-style-name="Text_20_body" style:list-style-name="L9">
      <style:paragraph-properties fo:line-height="110%" fo:text-align="justify" style:justify-single-word="false"/>
      <style:text-properties style:font-name="Cambria" officeooo:rsid="0025b8ef" officeooo:paragraph-rsid="0026ac06"/>
    </style:style>
    <style:style style:name="P22" style:family="paragraph" style:parent-style-name="Text_20_body" style:list-style-name="L9">
      <style:paragraph-properties fo:line-height="110%" fo:text-align="justify" style:justify-single-word="false"/>
      <style:text-properties style:font-name="Cambria" officeooo:rsid="00156192" officeooo:paragraph-rsid="0026ac06"/>
    </style:style>
    <style:style style:name="P23" style:family="paragraph" style:parent-style-name="Text_20_body" style:list-style-name="L9">
      <style:paragraph-properties fo:line-height="110%" fo:text-align="justify" style:justify-single-word="false"/>
      <style:text-properties style:font-name="Cambria" officeooo:rsid="0023c754" officeooo:paragraph-rsid="0026ac06"/>
    </style:style>
    <style:style style:name="P24" style:family="paragraph" style:parent-style-name="Text_20_body" style:list-style-name="L10">
      <style:paragraph-properties fo:line-height="110%" fo:text-align="justify" style:justify-single-word="false"/>
      <style:text-properties style:font-name="Cambria" officeooo:rsid="00267887" officeooo:paragraph-rsid="0026ac06"/>
    </style:style>
    <style:style style:name="P25" style:family="paragraph" style:parent-style-name="Text_20_body" style:list-style-name="L9">
      <style:paragraph-properties fo:line-height="110%" fo:text-align="justify" style:justify-single-word="false"/>
      <style:text-properties style:font-name="Cambria" officeooo:rsid="0027e810" officeooo:paragraph-rsid="0027e810"/>
    </style:style>
    <style:style style:name="P26" style:family="paragraph" style:parent-style-name="Text_20_body" style:list-style-name="L6">
      <style:paragraph-properties fo:line-height="110%"/>
      <style:text-properties officeooo:rsid="0022b9ff" officeooo:paragraph-rsid="0026ac06"/>
    </style:style>
    <style:style style:name="P27" style:family="paragraph" style:parent-style-name="Text_20_body" style:list-style-name="L10">
      <style:paragraph-properties fo:text-align="justify" style:justify-single-word="false"/>
      <style:text-properties officeooo:rsid="00267887" officeooo:paragraph-rsid="0026ac06"/>
    </style:style>
    <style:style style:name="P28" style:family="paragraph" style:parent-style-name="Text_20_body" style:list-style-name="L11">
      <style:paragraph-properties fo:line-height="110%"/>
      <style:text-properties officeooo:paragraph-rsid="0027e810"/>
    </style:style>
    <style:style style:name="P29"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26ac06" style:font-weight-asian="bold" style:font-weight-complex="bold"/>
    </style:style>
    <style:style style:name="P30" style:family="paragraph" style:parent-style-name="Text_20_body" style:list-style-name="L4">
      <style:paragraph-properties fo:margin-top="0in" fo:margin-bottom="0in" loext:contextual-spacing="false" fo:line-height="110%"/>
      <style:text-properties style:font-name="Cambria" officeooo:rsid="000e8882" officeooo:paragraph-rsid="0026ac06"/>
    </style:style>
    <style:style style:name="P31" style:family="paragraph" style:parent-style-name="Text_20_body" style:list-style-name="L4">
      <style:paragraph-properties fo:margin-top="0in" fo:margin-bottom="0in" loext:contextual-spacing="false" fo:line-height="110%" fo:text-align="start" style:justify-single-word="false"/>
      <style:text-properties style:font-name="Cambria" officeooo:rsid="000e8882" officeooo:paragraph-rsid="0026ac06"/>
    </style:style>
    <style:style style:name="P32"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26ac06"/>
    </style:style>
    <style:style style:name="P33" style:family="paragraph" style:parent-style-name="Text_20_body" style:list-style-name="L4">
      <style:paragraph-properties fo:margin-top="0in" fo:margin-bottom="0in" loext:contextual-spacing="false" fo:line-height="110%"/>
      <style:text-properties style:font-name="Cambria" officeooo:rsid="0021ed8e" officeooo:paragraph-rsid="0026ac06"/>
    </style:style>
    <style:style style:name="P34" style:family="paragraph" style:parent-style-name="Text_20_body" style:list-style-name="L4">
      <style:paragraph-properties fo:margin-top="0in" fo:margin-bottom="0in" loext:contextual-spacing="false" fo:line-height="110%"/>
      <style:text-properties style:font-name="Cambria" officeooo:rsid="001f0e92" officeooo:paragraph-rsid="0026ac06"/>
    </style:style>
    <style:style style:name="P35" style:family="paragraph" style:parent-style-name="Text_20_body" style:list-style-name="L6">
      <style:paragraph-properties fo:margin-top="0in" fo:margin-bottom="0in" loext:contextual-spacing="false" fo:line-height="110%"/>
      <style:text-properties style:font-name="Cambria" officeooo:rsid="0022b9ff" officeooo:paragraph-rsid="0026ac06"/>
    </style:style>
    <style:style style:name="P36" style:family="paragraph" style:parent-style-name="Text_20_body" style:list-style-name="L6">
      <style:paragraph-properties fo:margin-top="0in" fo:margin-bottom="0in" loext:contextual-spacing="false" fo:line-height="110%" fo:text-align="end" style:justify-single-word="false"/>
      <style:text-properties style:font-name="Cambria" officeooo:rsid="0022b9ff" officeooo:paragraph-rsid="0026ac06"/>
    </style:style>
    <style:style style:name="P37" style:family="paragraph" style:parent-style-name="Text_20_body" style:list-style-name="L4">
      <style:paragraph-properties fo:margin-top="0in" fo:margin-bottom="0in" loext:contextual-spacing="false" fo:line-height="110%"/>
      <style:text-properties officeooo:paragraph-rsid="0026ac06"/>
    </style:style>
    <style:style style:name="P38" style:family="paragraph" style:parent-style-name="Text_20_body" style:list-style-name="L7">
      <style:paragraph-properties fo:margin-top="0in" fo:margin-bottom="0in" loext:contextual-spacing="false" fo:line-height="110%"/>
      <style:text-properties officeooo:paragraph-rsid="0026ac06"/>
    </style:style>
    <style:style style:name="P39" style:family="paragraph" style:parent-style-name="Text_20_body" style:list-style-name="L4">
      <style:paragraph-properties fo:margin-top="0in" fo:margin-bottom="0in" loext:contextual-spacing="false" fo:line-height="110%"/>
      <style:text-properties officeooo:rsid="000e8882" officeooo:paragraph-rsid="0026ac06"/>
    </style:style>
    <style:style style:name="P40" style:family="paragraph" style:parent-style-name="Text_20_body" style:list-style-name="L5">
      <style:paragraph-properties fo:margin-top="0in" fo:margin-bottom="0in" loext:contextual-spacing="false" fo:line-height="110%"/>
      <style:text-properties officeooo:rsid="0021ed8e" officeooo:paragraph-rsid="0026ac06"/>
    </style:style>
    <style:style style:name="P41" style:family="paragraph" style:parent-style-name="Text_20_body" style:list-style-name="L7">
      <style:paragraph-properties fo:margin-top="0in" fo:margin-bottom="0in" loext:contextual-spacing="false" fo:line-height="110%" fo:text-align="justify" style:justify-single-word="false"/>
      <style:text-properties fo:font-weight="bold" officeooo:paragraph-rsid="0026ac06" style:font-weight-asian="bold" style:font-weight-complex="bold"/>
    </style:style>
    <style:style style:name="P42" style:family="paragraph" style:parent-style-name="Text_20_body" style:list-style-name="L4">
      <style:paragraph-properties fo:margin-top="0in" fo:margin-bottom="0in" loext:contextual-spacing="false" fo:line-height="110%"/>
      <style:text-properties officeooo:rsid="0027e810" officeooo:paragraph-rsid="0027e810"/>
    </style:style>
    <style:style style:name="P43" style:family="paragraph" style:parent-style-name="Heading_20_2">
      <style:paragraph-properties fo:line-height="110%"/>
      <style:text-properties style:font-name="Cambria" officeooo:paragraph-rsid="0026ac06"/>
    </style:style>
    <style:style style:name="P44" style:family="paragraph" style:parent-style-name="Heading_20_2">
      <style:paragraph-properties fo:line-height="110%"/>
      <style:text-properties style:font-name="Cambria" officeooo:paragraph-rsid="0027e810"/>
    </style:style>
    <style:style style:name="P45" style:family="paragraph" style:parent-style-name="Heading_20_2">
      <style:paragraph-properties fo:line-height="110%"/>
      <style:text-properties style:font-name="Cambria" officeooo:rsid="00112acb" officeooo:paragraph-rsid="0026ac06"/>
    </style:style>
    <style:style style:name="P46" style:family="paragraph" style:parent-style-name="Heading_20_2">
      <style:text-properties style:font-name="Cambria" officeooo:paragraph-rsid="0026ac06"/>
    </style:style>
    <style:style style:name="P47" style:family="paragraph" style:parent-style-name="Heading_20_3">
      <style:paragraph-properties fo:line-height="110%"/>
      <style:text-properties style:font-name="Cambria" officeooo:paragraph-rsid="0026ac06"/>
    </style:style>
    <style:style style:name="P48" style:family="paragraph" style:parent-style-name="Heading_20_3">
      <style:text-properties style:font-name="Cambria" officeooo:paragraph-rsid="0026ac06"/>
    </style:style>
    <style:style style:name="T1" style:family="text">
      <style:text-properties officeooo:rsid="0026ac06"/>
    </style:style>
    <style:style style:name="T2" style:family="text">
      <style:text-properties fo:language="en" fo:country="US"/>
    </style:style>
    <style:style style:name="T3" style:family="text">
      <style:text-properties fo:language="en" fo:country="US" fo:font-style="italic" fo:font-weight="bold" officeooo:rsid="000925a5" style:font-style-asian="italic" style:font-weight-asian="bold" style:font-style-complex="italic" style:font-weight-complex="bold"/>
    </style:style>
    <style:style style:name="T4" style:family="text">
      <style:text-properties fo:language="en" fo:country="US" fo:font-style="italic" fo:font-weight="bold" officeooo:rsid="0027e810" style:font-style-asian="italic" style:font-weight-asian="bold" style:font-style-complex="italic"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0925a5" style:font-weight-asian="normal" style:font-weight-complex="normal"/>
    </style:style>
    <style:style style:name="T7" style:family="text">
      <style:text-properties fo:language="en" fo:country="US" officeooo:rsid="00174fdd"/>
    </style:style>
    <style:style style:name="T8" style:family="text">
      <style:text-properties fo:language="en" fo:country="US" fo:font-weight="bold" officeooo:rsid="00174fdd" style:font-weight-asian="bold" style:font-weight-complex="bold"/>
    </style:style>
    <style:style style:name="T9" style:family="text">
      <style:text-properties fo:language="en" fo:country="US" fo:font-weight="bold" officeooo:rsid="0018cb47" style:font-weight-asian="bold" style:font-weight-complex="bold"/>
    </style:style>
    <style:style style:name="T10" style:family="text">
      <style:text-properties fo:language="en" fo:country="US" fo:font-weight="bold" officeooo:rsid="001a9b47" style:font-weight-asian="bold" style:font-weight-complex="bold"/>
    </style:style>
    <style:style style:name="T11" style:family="text">
      <style:text-properties fo:language="en" fo:country="US" fo:font-weight="bold" officeooo:rsid="001c8dfb" style:font-weight-asian="bold" style:font-weight-complex="bold"/>
    </style:style>
    <style:style style:name="T12" style:family="text">
      <style:text-properties fo:language="en" fo:country="US" fo:font-weight="bold" officeooo:rsid="000fbab4" style:font-weight-asian="bold" style:font-weight-complex="bold"/>
    </style:style>
    <style:style style:name="T13" style:family="text">
      <style:text-properties fo:language="en" fo:country="US" fo:font-weight="bold" officeooo:rsid="001db4e0" style:font-weight-asian="bold" style:font-weight-complex="bold"/>
    </style:style>
    <style:style style:name="T14" style:family="text">
      <style:text-properties fo:language="en" fo:country="US" fo:font-weight="bold" officeooo:rsid="001f0e92" style:font-weight-asian="bold" style:font-weight-complex="bold"/>
    </style:style>
    <style:style style:name="T15" style:family="text">
      <style:text-properties fo:language="en" fo:country="US" fo:font-weight="bold" officeooo:rsid="0021ed8e" style:font-weight-asian="bold" style:font-weight-complex="bold"/>
    </style:style>
    <style:style style:name="T16" style:family="text">
      <style:text-properties fo:language="en" fo:country="US" officeooo:rsid="0018cb47"/>
    </style:style>
    <style:style style:name="T17" style:family="text">
      <style:text-properties fo:language="en" fo:country="US" officeooo:rsid="001a9b47"/>
    </style:style>
    <style:style style:name="T18" style:family="text">
      <style:text-properties fo:language="en" fo:country="US" officeooo:rsid="001c8dfb"/>
    </style:style>
    <style:style style:name="T19" style:family="text">
      <style:text-properties fo:language="en" fo:country="US" officeooo:rsid="001db4e0"/>
    </style:style>
    <style:style style:name="T20" style:family="text">
      <style:text-properties fo:language="en" fo:country="US" officeooo:rsid="001f0e92"/>
    </style:style>
    <style:style style:name="T21" style:family="text">
      <style:text-properties fo:language="en" fo:country="US" officeooo:rsid="0021ed8e"/>
    </style:style>
    <style:style style:name="T22" style:family="text">
      <style:text-properties fo:language="en" fo:country="US" officeooo:rsid="00267887"/>
    </style:style>
    <style:style style:name="T23" style:family="text">
      <style:text-properties fo:language="en" fo:country="US" officeooo:rsid="0027e810"/>
    </style:style>
    <style:style style:name="T24" style:family="text">
      <style:text-properties style:font-name="Cambria"/>
    </style:style>
    <style:style style:name="T25" style:family="text">
      <style:text-properties style:font-name="Cambria" fo:language="en" fo:country="US"/>
    </style:style>
    <style:style style:name="T26" style:family="text">
      <style:text-properties style:font-name="Cambria" fo:language="en" fo:country="US" officeooo:rsid="000b48ec"/>
    </style:style>
    <style:style style:name="T27" style:family="text">
      <style:text-properties style:font-name="Cambria" fo:language="en" fo:country="US" fo:font-weight="bold" style:font-weight-asian="bold" style:font-weight-complex="bold"/>
    </style:style>
    <style:style style:name="T28" style:family="text">
      <style:text-properties style:font-name="Cambria" fo:language="en" fo:country="US" fo:font-weight="bold" officeooo:rsid="000b48ec" style:font-weight-asian="bold" style:font-weight-complex="bold"/>
    </style:style>
    <style:style style:name="T29" style:family="text">
      <style:text-properties style:font-name="Cambria" fo:language="en" fo:country="US" fo:font-weight="bold" officeooo:rsid="000e8882" style:font-weight-asian="bold" style:font-weight-complex="bold"/>
    </style:style>
    <style:style style:name="T30" style:family="text">
      <style:text-properties style:font-name="Cambria" fo:language="en" fo:country="US" fo:font-weight="bold" officeooo:rsid="000fbab4" style:font-weight-asian="bold" style:font-weight-complex="bold"/>
    </style:style>
    <style:style style:name="T31" style:family="text">
      <style:text-properties style:font-name="Cambria" fo:language="en" fo:country="US" fo:font-weight="bold" officeooo:rsid="0018cb47" style:font-weight-asian="bold" style:font-weight-complex="bold"/>
    </style:style>
    <style:style style:name="T32" style:family="text">
      <style:text-properties style:font-name="Cambria" fo:language="en" fo:country="US" fo:font-weight="bold" officeooo:rsid="0021ed8e" style:font-weight-asian="bold" style:font-weight-complex="bold"/>
    </style:style>
    <style:style style:name="T33" style:family="text">
      <style:text-properties style:font-name="Cambria" fo:language="en" fo:country="US" fo:font-style="normal" fo:font-weight="bold" officeooo:rsid="000b48ec" style:font-style-asian="normal" style:font-weight-asian="bold" style:font-style-complex="normal" style:font-weight-complex="bold"/>
    </style:style>
    <style:style style:name="T34" style:family="text">
      <style:text-properties style:font-name="Cambria" fo:language="en" fo:country="US" officeooo:rsid="000e8882"/>
    </style:style>
    <style:style style:name="T35" style:family="text">
      <style:text-properties style:font-name="Cambria" fo:language="en" fo:country="US" officeooo:rsid="000fbab4"/>
    </style:style>
    <style:style style:name="T36" style:family="text">
      <style:text-properties style:font-name="Cambria" fo:language="en" fo:country="US" officeooo:rsid="00112acb"/>
    </style:style>
    <style:style style:name="T37" style:family="text">
      <style:text-properties style:font-name="Cambria" fo:language="en" fo:country="US" officeooo:rsid="0018cb47"/>
    </style:style>
    <style:style style:name="T38" style:family="text">
      <style:text-properties style:font-name="Cambria" fo:language="en" fo:country="US" officeooo:rsid="0027e810"/>
    </style:style>
    <style:style style:name="T39" style:family="text">
      <style:text-properties style:font-name="Cambria" officeooo:rsid="000e8882"/>
    </style:style>
    <style:style style:name="T40" style:family="text">
      <style:text-properties style:font-name="Cambria" fo:font-weight="bold" style:font-weight-asian="bold" style:font-weight-complex="bold"/>
    </style:style>
    <style:style style:name="T41" style:family="text">
      <style:text-properties style:font-name="Cambria" fo:font-weight="bold" officeooo:rsid="00112acb" style:font-weight-asian="bold" style:font-weight-complex="bold"/>
    </style:style>
    <style:style style:name="T42" style:family="text">
      <style:text-properties style:font-name="Cambria" fo:font-weight="bold" officeooo:rsid="000e8882" style:font-weight-asian="bold" style:font-weight-complex="bold"/>
    </style:style>
    <style:style style:name="T43" style:family="text">
      <style:text-properties style:font-name="Cambria" officeooo:rsid="00112acb"/>
    </style:style>
    <style:style style:name="T44" style:family="text">
      <style:text-properties fo:font-weight="bold" style:font-weight-asian="bold" style:font-weight-complex="bold"/>
    </style:style>
    <style:style style:name="T45" style:family="text">
      <style:text-properties officeooo:rsid="00174fdd"/>
    </style:style>
    <style:style style:name="T46" style:family="text">
      <style:text-properties fo:font-variant="normal" fo:text-transform="none" fo:color="#222222" fo:font-size="12pt" fo:letter-spacing="normal" fo:font-style="normal" fo:font-weight="normal"/>
    </style:style>
    <style:style style:name="T47" style:family="text">
      <style:text-properties officeooo:rsid="0027e810"/>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talii (Vitalius) Parubochyi</text:p>
      <text:p text:style-name="P3"/>
      <text:p text:style-name="P4">C++/Qt Developer</text:p>
      <text:p text:style-name="P4">Data Scientist</text:p>
      <text:p text:style-name="P4">Software Architect</text:p>
      <text:h text:style-name="P43" text:outline-level="2">Contacts</text:h>
      <text:section text:style-name="Sect1" text:name="Section2">
        <text:p text:style-name="P9">E-mail:</text:p>
        <text:p text:style-name="P5"/>
        <text:p text:style-name="P5">Phone:</text:p>
        <text:p text:style-name="P5">Website:</text:p>
        <text:p text:style-name="P5">LinkedIn:</text:p>
        <text:p text:style-name="P5">GitHub:</text:p>
        <text:p text:style-name="P5">Skype:</text:p>
        <text:p text:style-name="P5">Facebook:</text:p>
        <text:p text:style-name="P6">ResearchGate:</text:p>
        <text:p text:style-name="P7">eddragonwolf@ukr.net, eddragonwolf@gmail.com, vitalius.parubochyi@vakoms.com.ua</text:p>
        <text:p text:style-name="P7">+380 (96) 645-34-09</text:p>
        <text:p text:style-name="P7">http://eddragonwolf.github.io/ </text:p>
        <text:p text:style-name="P7">http://ua.linkedin.com/in/vitaliusparubochyi</text:p>
        <text:p text:style-name="P7">EDDragonWolf</text:p>
        <text:p text:style-name="P7">eddragonwolf</text:p>
        <text:p text:style-name="P7">eddragonwolf</text:p>
        <text:p text:style-name="P8">https://www.researchgate.net/profile/Vitalij_Parubocij</text:p>
      </text:section>
      <text:h text:style-name="P43" text:outline-level="2">Education</text:h>
      <text:list xml:id="list729092729582855073" text:style-name="L1">
        <text:list-item>
          <text:p text:style-name="P11"><text:span text:style-name="T3">Ph.D. Student </text:span><text:span text:style-name="T4">(Graduate Student)</text:span><text:span text:style-name="T6">, Theoretical Fundamentals of Informatics and Cybernetics, Ivan Franko National University of Lviv, Ukraine, November 2015 – Present</text:span></text:p>
        </text:list-item>
        <text:list-item>
          <text:p text:style-name="P10"><text:span text:style-name="T3">Master Student</text:span><text:span text:style-name="T6">, Information Technology of Design, Ivan Franko National University of Lviv, Ukraine, September 2014 – June 2015</text:span></text:p>
        </text:list-item>
        <text:list-item>
          <text:p text:style-name="P10"><text:span text:style-name="T3">Bachelor Student</text:span><text:span text:style-name="T6">, Computer Science, Ivan Franko National University of Lviv, Ukraine, September 2010 – June 2014</text:span></text:p>
        </text:list-item>
      </text:list>
      <text:h text:style-name="P43" text:outline-level="2">Courses</text:h>
      <text:list xml:id="list991224165221651460" text:style-name="L2">
        <text:list-item>
          <text:p text:style-name="P12"><text:span text:style-name="T33">Joint Certificate Program on Advanced Computational Mathematics</text:span><text:span text:style-name="T26">, Ivan Franko National University Lviv, Ukraine &amp; Julius Maximilian University Würzburg, Germany, 2015.</text:span></text:p>
        </text:list-item>
      </text:list>
      <text:h text:style-name="P43" text:outline-level="2">Certificates</text:h>
      <text:list xml:id="list4682917161559746013" text:style-name="L3">
        <text:list-item>
          <text:p text:style-name="P13"><text:span text:style-name="T28">Certificate of the Joint Certificate Program on Advanced Computational Mathematics</text:span><text:span text:style-name="T26">, Ivan Franko National University Lviv, Ukraine &amp; Julius Maximilian University Würzburg, Germany, 2015.</text:span></text:p>
        </text:list-item>
      </text:list>
      <text:h text:style-name="P43" text:outline-level="2">Technical Skills</text:h>
      <text:list xml:id="list7267837315982759382" text:style-name="L4">
        <text:list-item>
          <text:p text:style-name="P29">Programming languages</text:p>
        </text:list-item>
      </text:list>
      <text:section text:style-name="Sect2" text:name="Section1">
        <text:list xml:id="list110233122683601" text:continue-numbering="true" text:style-name="L4">
          <text:list-item>
            <text:list>
              <text:list-item>
                <text:p text:style-name="P30">Pascal (Borland Pascal, Free Pascal, Object Pascal/Delphi, Oberon(introduction))</text:p>
              </text:list-item>
              <text:list-item>
                <text:p text:style-name="P30">C/C++</text:p>
              </text:list-item>
              <text:list-item>
                <text:p text:style-name="P30">CUDA C</text:p>
              </text:list-item>
              <text:list-item>
                <text:p text:style-name="P30">C#</text:p>
              </text:list-item>
              <text:list-item>
                <text:p text:style-name="P30">Python/<text:span text:style-name="T23">Cython</text:span></text:p>
              </text:list-item>
              <text:list-item>
                <text:p text:style-name="P32">Lua</text:p>
              </text:list-item>
              <text:list-item>
                <text:p text:style-name="P32"><text:soft-page-break/><text:span text:style-name="T46">JavaScript</text:span> </text:p>
              </text:list-item>
            </text:list>
          </text:list-item>
        </text:list>
      </text:section>
      <text:list xml:id="list110232864172819" text:continue-numbering="true" text:style-name="L4">
        <text:list-item>
          <text:p text:style-name="P29">Operating systems</text:p>
        </text:list-item>
      </text:list>
      <text:section text:style-name="Sect2" text:name="Section3">
        <text:list xml:id="list110232528359510" text:continue-numbering="true" text:style-name="L4">
          <text:list-item>
            <text:list>
              <text:list-item>
                <text:p text:style-name="P37"><text:span text:style-name="T39">Windows OS (XP, Vista, 7, 8, </text:span><text:span text:style-name="T34">8.1</text:span><text:span text:style-name="T39">)</text:span></text:p>
              </text:list-item>
              <text:list-item>
                <text:p text:style-name="P30">Unix/Linux OS (Ubuntu, CentOS, OpenSUSE, Red Hat, Scientific Linux)</text:p>
              </text:list-item>
              <text:list-item>
                <text:p text:style-name="P30">Mac OS (Snow Leopard, Mountain Lion, Mavericks)</text:p>
              </text:list-item>
              <text:list-item>
                <text:p text:style-name="P30">Symbian OS</text:p>
              </text:list-item>
              <text:list-item>
                <text:p text:style-name="P30">Android OS</text:p>
              </text:list-item>
            </text:list>
          </text:list-item>
        </text:list>
      </text:section>
      <text:list xml:id="list110232229547717" text:continue-numbering="true" text:style-name="L4">
        <text:list-item>
          <text:p text:style-name="P29">Technologies</text:p>
        </text:list-item>
      </text:list>
      <text:section text:style-name="Sect2" text:name="Section4">
        <text:list xml:id="list110231713546332" text:continue-numbering="true" text:style-name="L4">
          <text:list-item>
            <text:list>
              <text:list-item>
                <text:p text:style-name="P30">OOP/OOD</text:p>
              </text:list-item>
              <text:list-item>
                <text:p text:style-name="P30">OO design patterns, MVC</text:p>
              </text:list-item>
              <text:list-item>
                <text:p text:style-name="P30">SSL, VPN</text:p>
              </text:list-item>
              <text:list-item>
                <text:p text:style-name="P30">GPGPU</text:p>
              </text:list-item>
              <text:list-item>
                <text:p text:style-name="P30">RPC</text:p>
              </text:list-item>
              <text:list-item>
                <text:p text:style-name="P33">FTP</text:p>
              </text:list-item>
              <text:list-item>
                <text:p text:style-name="P33">SMTP</text:p>
              </text:list-item>
            </text:list>
          </text:list-item>
        </text:list>
      </text:section>
      <text:list xml:id="list110232460116188" text:continue-numbering="true" text:style-name="L4">
        <text:list-item>
          <text:p text:style-name="P29">Frameworks</text:p>
          <text:list>
            <text:list-item>
              <text:p text:style-name="P30"><text:span text:style-name="T11">GUI Frameworks:</text:span><text:span text:style-name="T18"> </text:span>Qt Framework, PyQt</text:p>
            </text:list-item>
            <text:list-item>
              <text:p text:style-name="P39"><text:span text:style-name="T30">Scientific Frameworks:</text:span><text:span text:style-name="T35"> </text:span><text:span text:style-name="T24">NearPy, </text:span><text:span text:style-name="T35">Torch, Caffe</text:span></text:p>
            </text:list-item>
          </text:list>
        </text:list-item>
        <text:list-item>
          <text:p text:style-name="P29">Libraries</text:p>
          <text:list>
            <text:list-item>
              <text:p text:style-name="P30"><text:span text:style-name="T11">GUI Libraries:</text:span><text:span text:style-name="T18"> </text:span>Qt4, Qt5</text:p>
            </text:list-item>
            <text:list-item>
              <text:p text:style-name="P29"><text:span text:style-name="T2">Boost </text:span><text:span text:style-name="T19">C++ Libraries</text:span></text:p>
            </text:list-item>
            <text:list-item>
              <text:p text:style-name="P30"><text:span text:style-name="T10">Parallel Computing:</text:span><text:span text:style-name="T17"> </text:span>OpenMPI / MPICH, OpenMP, CUDA Libs (cuFFT, cuBLAS, cuSPARSE, cuRAND)</text:p>
            </text:list-item>
            <text:list-item>
              <text:p text:style-name="P30"><text:span text:style-name="T10">Image Processing:</text:span><text:span text:style-name="T17"> </text:span>FreeImage</text:p>
            </text:list-item>
            <text:list-item>
              <text:p text:style-name="P30"><text:span text:style-name="T11">Data Compression:</text:span><text:span text:style-name="T18"> </text:span>zlib, quazip</text:p>
            </text:list-item>
            <text:list-item>
              <text:p text:style-name="P30"><text:span text:style-name="T11">Spell Checking:</text:span><text:span text:style-name="T18"> </text:span>Hunspell</text:p>
            </text:list-item>
            <text:list-item>
              <text:p text:style-name="P30"><text:span text:style-name="T10">Computer Vision:</text:span><text:span text:style-name="T17"> </text:span>OpenCV, <text:span text:style-name="T17">Dlib, </text:span><text:span text:style-name="T45">Mahotas, scikit-learn</text:span></text:p>
            </text:list-item>
            <text:list-item>
              <text:p text:style-name="P30"><text:span text:style-name="T12">Scientific </text:span><text:span text:style-name="T11">Libraries:</text:span><text:span text:style-name="T5"> FFTW, LSHash</text:span></text:p>
            </text:list-item>
          </text:list>
        </text:list-item>
        <text:list-item>
          <text:p text:style-name="P29">Development tools</text:p>
          <text:list>
            <text:list-item>
              <text:p text:style-name="P37"><text:span text:style-name="T29">Compilers:</text:span><text:span text:style-name="T34"> </text:span><text:span text:style-name="T39">GCC, MinGW, MSVC, </text:span><text:span text:style-name="T35">Clang, </text:span><text:span text:style-name="T39">Android GCC, nvcc, </text:span><text:span text:style-name="T38">Cython</text:span></text:p>
            </text:list-item>
            <text:list-item>
              <text:p text:style-name="P37"><text:span text:style-name="T30">Build tools:</text:span><text:span text:style-name="T35"> </text:span><text:span text:style-name="T39">GNU Make, CMake, qmake, </text:span><text:span text:style-name="T35">Ant</text:span></text:p>
            </text:list-item>
            <text:list-item>
              <text:p text:style-name="P37"><text:span text:style-name="T30">Debuggers:</text:span><text:span text:style-name="T35"> </text:span><text:span text:style-name="T39">GDB</text:span></text:p>
            </text:list-item>
            <text:list-item>
              <text:p text:style-name="P37"><text:span text:style-name="T30">SDKs:</text:span><text:span text:style-name="T35"> </text:span><text:span text:style-name="T39">Qt SDK</text:span></text:p>
            </text:list-item>
            <text:list-item>
              <text:p text:style-name="P37"><text:span text:style-name="T30">IDEs:</text:span><text:span text:style-name="T35"> </text:span><text:span text:style-name="T39">Qt Creator, Code Blocks, MS Visual Studio 2008/2010/2012/2013, Eclipse, PyCharm Community Edition</text:span></text:p>
            </text:list-item>
            <text:list-item>
              <text:p text:style-name="P37"><text:span text:style-name="T30">Toolkits:</text:span><text:span text:style-name="T35"> </text:span><text:span text:style-name="T39">CUDA Toolkit</text:span></text:p>
            </text:list-item>
            <text:list-item>
              <text:p text:style-name="P42"><text:span text:style-name="T42">Code Generators:</text:span><text:span text:style-name="T39"> </text:span><text:span text:style-name="T25">XDress</text:span></text:p>
            </text:list-item>
            <text:list-item>
              <text:p text:style-name="P37"><text:span text:style-name="T30">Documentation:</text:span><text:span text:style-name="T35"> </text:span><text:span text:style-name="T39">Doxygen</text:span></text:p>
            </text:list-item>
            <text:list-item>
              <text:p text:style-name="P37"><text:span text:style-name="T30">Hardware IDEs:</text:span><text:span text:style-name="T35"> </text:span><text:span text:style-name="T39">Cypress PSoC Designer, Quartus II, Proteus, Keil µVision</text:span></text:p>
            </text:list-item>
            <text:list-item>
              <text:p text:style-name="P37"><text:span text:style-name="T30">Installers:</text:span><text:span text:style-name="T35"> </text:span><text:span text:style-name="T39">NSIS</text:span></text:p>
            </text:list-item>
          </text:list>
        </text:list-item>
        <text:list-item>
          <text:p text:style-name="P29">RDBMS</text:p>
          <text:list>
            <text:list-item>
              <text:p text:style-name="P30"><text:span text:style-name="T8">SQL Databases</text:span><text:span text:style-name="T7">: </text:span>SQLite, SQLCipher, MySQL</text:p>
            </text:list-item>
            <text:list-item>
              <text:p text:style-name="P30"><text:span text:style-name="T8">DBMS</text:span><text:span text:style-name="T7">: </text:span><text:span text:style-name="T2">Oracle RDBMS, </text:span>MS Access, <text:span text:style-name="T45">LibreOffice Base</text:span></text:p>
            </text:list-item>
          </text:list>
        </text:list-item>
        <text:list-item>
          <text:p text:style-name="P29">Web</text:p>
          <text:list>
            <text:list-item>
              <text:p text:style-name="P30"><text:span text:style-name="T44">Markup Languages:</text:span> HTML, XML, SVG</text:p>
            </text:list-item>
            <text:list-item>
              <text:p text:style-name="P37"><text:span text:style-name="T31">Scripting Language:</text:span><text:span text:style-name="T37"> </text:span><text:span text:style-name="T39">PHP</text:span></text:p>
            </text:list-item>
            <text:list-item>
              <text:p text:style-name="P30"><text:soft-page-break/><text:span text:style-name="T9">Format Notations:</text:span><text:span text:style-name="T16"> </text:span>JSON</text:p>
            </text:list-item>
          </text:list>
        </text:list-item>
        <text:list-item>
          <text:p text:style-name="P29"><text:span text:style-name="T16">SCM</text:span> &amp; BTS</text:p>
          <text:list>
            <text:list-item>
              <text:p text:style-name="P30"><text:span text:style-name="T9">VCS:</text:span><text:span text:style-name="T16"> </text:span>SVN, Git</text:p>
            </text:list-item>
            <text:list-item>
              <text:p text:style-name="P30"><text:span text:style-name="T9">SCM:</text:span><text:span text:style-name="T16"> </text:span>GitLab, GitHub, Bitbucket</text:p>
            </text:list-item>
            <text:list-item>
              <text:p text:style-name="P30"><text:span text:style-name="T9">BTS:</text:span><text:span text:style-name="T16"> </text:span>Redmine, <text:span text:style-name="T16">Jira</text:span></text:p>
            </text:list-item>
          </text:list>
        </text:list-item>
        <text:list-item>
          <text:p text:style-name="P29">Algorithms</text:p>
          <text:list>
            <text:list-item>
              <text:p text:style-name="P31"><text:span text:style-name="T15">N</text:span><text:span text:style-name="T44">umerical </text:span><text:span text:style-name="T15">M</text:span><text:span text:style-name="T44">ethods:</text:span> interpolation, approximation, extrapolation, integration, differentiation, algorithms for matrix algebra</text:p>
            </text:list-item>
            <text:list-item>
              <text:p text:style-name="P37"><text:span text:style-name="T32">I</text:span><text:span text:style-name="T42">mage </text:span><text:span text:style-name="T32">P</text:span><text:span text:style-name="T42">rocessing:</text:span><text:span text:style-name="T39"> classical methods (such as color transformation </text:span><text:span text:style-name="T35">and</text:span><text:span text:style-name="T39"> simple effects), triangulation, sampling (upsampling, downsampling), segmentation, template matching, filtering (LPF, HPF, etc.)</text:span></text:p>
            </text:list-item>
            <text:list-item>
              <text:p text:style-name="P30"><text:span text:style-name="T15">I</text:span><text:span text:style-name="T44">mage </text:span><text:span text:style-name="T15">R</text:span><text:span text:style-name="T44">ecognition:</text:span> face recognition, fingerprint detection, feature (keypoints) detection, edge detection, corner detection</text:p>
            </text:list-item>
            <text:list-item>
              <text:p text:style-name="P30"><text:span text:style-name="T15">C</text:span><text:span text:style-name="T44">omputational </text:span><text:span text:style-name="T15">G</text:span><text:span text:style-name="T44">eometry:</text:span> Line Segment Intersection, Convex Hull Calculating, Polygon Triangulations, Orthogonal Range Searching, Point Location, Voronoi Diagrams, Delaunay Triangulations, Simple Robot Motion Planning</text:p>
            </text:list-item>
            <text:list-item>
              <text:p text:style-name="P30"><text:span text:style-name="T44">Linear </text:span><text:span text:style-name="T15">P</text:span><text:span text:style-name="T44">rogramming:</text:span> transportation theory, TSP, simplex method</text:p>
            </text:list-item>
            <text:list-item>
              <text:p text:style-name="P30"><text:span text:style-name="T15">C</text:span><text:span text:style-name="T44">lustering:</text:span> FOREL, k-means, fuzzy k-means</text:p>
            </text:list-item>
            <text:list-item>
              <text:p text:style-name="P30"><text:span text:style-name="T15">C</text:span><text:span text:style-name="T44">ryptography:</text:span> TEA, DEA</text:p>
            </text:list-item>
            <text:list-item>
              <text:p text:style-name="P30"><text:span text:style-name="T15">N</text:span><text:span text:style-name="T44">eural </text:span><text:span text:style-name="T15">N</text:span><text:span text:style-name="T44">etworks:</text:span> forecasting, minimizing, <text:span text:style-name="T21">classification</text:span></text:p>
            </text:list-item>
            <text:list-item>
              <text:p text:style-name="P30"><text:span text:style-name="T44">Machine learning:</text:span> SVM, Deep Neural Networks, Active Appearance Model</text:p>
            </text:list-item>
          </text:list>
        </text:list-item>
        <text:list-item>
          <text:p text:style-name="P29">Hardware / Embedded</text:p>
          <text:list>
            <text:list-item>
              <text:p text:style-name="P30"><text:span text:style-name="T13">PSoC:</text:span><text:span text:style-name="T19"> </text:span>Cypress PSoC 3</text:p>
            </text:list-item>
            <text:list-item>
              <text:p text:style-name="P30"><text:span text:style-name="T14">SBC:</text:span><text:span text:style-name="T20"> </text:span>Raspberry P<text:span text:style-name="T20">i</text:span></text:p>
            </text:list-item>
          </text:list>
        </text:list-item>
        <text:list-item>
          <text:p text:style-name="P29">Other Software</text:p>
          <text:list>
            <text:list-item>
              <text:p text:style-name="P30"><text:span text:style-name="T2">M</text:span><text:span text:style-name="T20">ATLAB</text:span>, SciLab, Maxima</text:p>
            </text:list-item>
            <text:list-item>
              <text:p text:style-name="P34">LabVIEW</text:p>
            </text:list-item>
          </text:list>
        </text:list-item>
      </text:list>
      <text:h text:style-name="P43" text:outline-level="2">Foreign <text:span text:style-name="T21">L</text:span>anguages</text:h>
      <text:section text:style-name="Sect2" text:name="Section5">
        <text:list xml:id="list9027423657964258519" text:style-name="L5">
          <text:list-item>
            <text:p text:style-name="P40"><text:span text:style-name="T40">Ukrainian</text:span><text:span text:style-name="T24"> (native)</text:span></text:p>
          </text:list-item>
          <text:list-item>
            <text:p text:style-name="P40"><text:span text:style-name="T40">Russian</text:span><text:span text:style-name="T24"> (perfect)</text:span></text:p>
          </text:list-item>
          <text:list-item>
            <text:p text:style-name="P40"><text:span text:style-name="T40">English</text:span><text:span text:style-name="T24"> (intermediate)</text:span></text:p>
          </text:list-item>
          <text:list-item>
            <text:p text:style-name="P40"><text:span text:style-name="T40">Deutsch</text:span><text:span text:style-name="T24"> (Level A1 (incomplete))</text:span></text:p>
          </text:list-item>
        </text:list>
      </text:section>
      <text:h text:style-name="P44" text:outline-level="2"><text:span text:style-name="T23">Technical</text:span> <text:span text:style-name="T23">Interests</text:span></text:h>
      <text:h text:style-name="P44" text:outline-level="2"><text:span text:style-name="T23">Research Interests</text:span></text:h>
      <text:list xml:id="list1197237159623189685" text:style-name="L11">
        <text:list-item>
          <text:p text:style-name="P28"><text:span text:style-name="T38">Data Processing</text:span></text:p>
        </text:list-item>
        <text:list-item>
          <text:p text:style-name="P28"><text:span text:style-name="T38">Image Recognition</text:span></text:p>
        </text:list-item>
        <text:list-item>
          <text:p text:style-name="P28"><text:span text:style-name="T38">Parallel Computing</text:span></text:p>
        </text:list-item>
      </text:list>
      <text:h text:style-name="P43" text:outline-level="2"><text:soft-page-break/>Working Experience</text:h>
      <text:list xml:id="list5312149776276339814" text:style-name="L6">
        <text:list-item>
          <text:p text:style-name="P14">Vakoms Company</text:p>
        </text:list-item>
      </text:list>
      <text:section text:style-name="Sect3" text:name="Section6">
        <text:list xml:id="list110232832261270" text:continue-numbering="true" text:style-name="L6">
          <text:list-header>
            <text:p text:style-name="P35">93B Pasichna Street, Lviv, Ukraine, 79032</text:p>
            <text:p text:style-name="P36">17.06.2013 – Present</text:p>
          </text:list-header>
        </text:list>
      </text:section>
      <text:list xml:id="list110232146382956" text:continue-numbering="true" text:style-name="L6">
        <text:list-header>
          <text:p text:style-name="P14">Projects: 4</text:p>
          <text:list>
            <text:list-item>
              <text:p text:style-name="P26"><text:span text:style-name="T24">Project Name: </text:span><text:span text:style-name="T40">Oneboard</text:span></text:p>
              <text:p text:style-name="P19">Dates: 18.11.2012 – 01.11.2014</text:p>
              <text:p text:style-name="P19">Role: Developer (17.06.2013 – 01.04.2014), Main Developer (01.04.2014 — 01.11.2014)</text:p>
              <text:p text:style-name="P19">Description: A new planning &amp; management tool.</text:p>
              <text:p text:style-name="P19">Development tools and Technologies: Qt4, Qt5, zlib library (quazip), FTP, SMTP, MVC</text:p>
              <text:p text:style-name="P19">Customer: Daniel Burkhalter, tri-b-werk</text:p>
            </text:list-item>
            <text:list-item>
              <text:p text:style-name="P26"><text:span text:style-name="T24">Project Name: </text:span><text:span text:style-name="T40">Wi-Free for Android </text:span><text:span text:style-name="T27">(The VPN GUI Client for Android)</text:span></text:p>
              <text:p text:style-name="P19">Dates: 05.12.2013 – 14.02.2014</text:p>
              <text:p text:style-name="P19">Role: Main Developer </text:p>
              <text:p text:style-name="P19">Description: The VPN Client for Android</text:p>
              <text:p text:style-name="P19">Development tools and Technologies: Qt5, Android</text:p>
              <text:p text:style-name="P19">Customer: Jim S., Wi-Free Ltd</text:p>
            </text:list-item>
            <text:list-item>
              <text:p text:style-name="P26"><text:span text:style-name="T24"><text:s/>Project Name: </text:span><text:span text:style-name="T40">Predator </text:span><text:span text:style-name="T27">(Online Searching System)</text:span></text:p>
              <text:p text:style-name="P19">Dates: 27.11.2012 – 30.11.2015</text:p>
              <text:p text:style-name="P19">Role: Developer (14.05.2014 – 01.06.2014), Main Developer (01.06.2014 — 30.11.2015)</text:p>
              <text:p text:style-name="P19">Description: The program for the analysis of results of search engines, web scraping, matching the criterias, etc.</text:p>
              <text:p text:style-name="P19">Development tools and Technologies: Qt4, Qt5, zlib library (quazip), Hunspell library, JavaScript, PhantomJS, SMTP, TEA</text:p>
              <text:p text:style-name="P19">Customer: Antony Askew, Predator System</text:p>
            </text:list-item>
            <text:list-item>
              <text:p text:style-name="P26"><text:span text:style-name="T24">Project Name: </text:span><text:span text:style-name="T40">Biom.io</text:span></text:p>
              <text:p text:style-name="P19">Dates: 01.10.2014 – Present</text:p>
              <text:p text:style-name="P19">Role: Data Scientist and Python Developer (01.10.2014 – Present)</text:p>
              <text:p text:style-name="P19">Description: The implementation of the main components of Biom.io infrastructure and communication protocols for user’s authentication, based on biometrics.</text:p>
              <text:p text:style-name="P19">Development tools and Technologies: Python, OpenCV, PyQt, NearPy, LSHash, <text:soft-page-break/>OpenFace, Torch, Caffe, Mahotas</text:p>
              <text:p text:style-name="P19">Customer: Boris Itkis, Dmitry Itkis</text:p>
            </text:list-item>
          </text:list>
        </text:list-header>
      </text:list>
      <text:h text:style-name="P45" text:outline-level="2">Research Experience</text:h>
      <text:list xml:id="list1265557845391352671" text:style-name="L7">
        <text:list-item>
          <text:p text:style-name="P41"><text:span text:style-name="T43">Undergraduate Research Assistant, Ivan Franko National University of Lviv, Ukraine, </text:span><text:span text:style-name="T36">February</text:span><text:span text:style-name="T43"> 2013 — Present</text:span></text:p>
          <text:list>
            <text:list-item>
              <text:p text:style-name="P38"><text:span text:style-name="T41">Advisor:</text:span><text:span text:style-name="T43"> Dr. Roman Shuwar</text:span></text:p>
            </text:list-item>
            <text:list-item>
              <text:p text:style-name="P38"><text:span text:style-name="T41">Area: </text:span><text:span text:style-name="T43">Parallel computing, image processing</text:span></text:p>
            </text:list-item>
          </text:list>
        </text:list-item>
      </text:list>
      <text:h text:style-name="P46" text:outline-level="2">Teaching Experience </text:h>
      <text:h text:style-name="P43" text:outline-level="2">Publications</text:h>
      <text:h text:style-name="P47" text:outline-level="3">Magazine Articles</text:h>
      <text:list xml:id="list5140564452761173857" text:style-name="L8">
        <text:list-item>
          <text:p text:style-name="P15">V. Parubochyi, R. Shuwar, D. Afanassyev. Image Upsampling with Randomized Interpolation. \\ Electronics and information technologies. Issue 5. - Lviv, 2015. - pp.180-189. [Online] Available:</text:p>
          <text:p text:style-name="P15"><text:a xlink:type="simple" xlink:href="http://eddragonwolf.github.io/publications/p_sum_01_2015.pdf" text:style-name="Internet_20_link" text:visited-style-name="Visited_20_Internet_20_Link">http://eddragonwolf.github.io/publications/p_sum_01_2015.pdf</text:a> </text:p>
          <text:p text:style-name="P20">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
      <text:h text:style-name="P47" text:outline-level="3">Conference Proceedings</text:h>
      <text:list xml:id="list9125226504528912541" text:style-name="L9">
        <text:list-item>
          <text:p text:style-name="P16">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21"><text:span text:style-name="T2">V. Parubochyi, </text:span>R. Sulymko, R. Shuwar. The implementation of the hybrid architecture of cluster computing. <text:span text:style-name="T22">[Ukrainian] </text:span><text:span text:style-name="T2">\\ V Scientific Conference "Electronics and Information Technology" (</text:span><text:span text:style-name="T23">ELIT</text:span><text:span text:style-name="T2">-2013) – Lviv-</text:span><text:span text:style-name="T22">Chynadiyevo, Ukraine, August 29 - <text:s/>September 1, 2013.</text:span></text:p>
          <text:p text:style-name="P22">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16">В. Парубочий, Р. Шувар. Технологія CUDA — реалізація неграфічних обчислень на GPGPU. \\ Матеріали FOSS Lviv 2014 - Львів, 2014.</text:p>
          <text:p text:style-name="P25">V. Parubochyi, R. Shuwar. Technology CUDA - implementation of the non-graphical computing on GPGPU. [Ukrainian] \\ International Scientific Conference FOSS Lviv-<text:soft-page-break/>2014 – Lviv, Ukraine, 2014.</text:p>
          <text:p text:style-name="P22">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17">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3">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17">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3">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17">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23">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17">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23">У роботі запропоновано застосувати метод стохастичної наддискретизації для обробки raw зображень з метою зменшення спотворень дебайеризованого <text:soft-page-break/>зображення.</text:p>
        </text:list-item>
        <text:list-item>
          <text:p text:style-name="P17">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23">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text:h text:style-name="P48" text:outline-level="3">Thesis</text:h>
      <text:list xml:id="list6319002758723640342" text:style-name="L10">
        <text:list-item>
          <text:p text:style-name="P18">Бакалаврська робота. Реалізація алгоритмів сегментації на кластері гібридної архітектури. Науковий керівник: Доц. Роман Шувар. 2014.</text:p>
          <text:p text:style-name="P27"><text:span text:style-name="T24">The Bachelor Thesis. Implementation of segmentation algorithms on a cluster of hybrid architecture </text:span><text:span text:style-name="T25">[Ukrainian]</text:span><text:span text:style-name="T24">. Science supervisor: Dr. Roman Shuwar. 2014.</text:span></text:p>
          <text:p text:style-name="P24">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officeooo:rsid="0027e81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2016.06.<text:span text:style-name="MT1">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25T11:02:31.280000000</dc:date>
    <meta:editing-duration>PT1H48M39S</meta:editing-duration>
    <meta:editing-cycles>10</meta:editing-cycles>
    <meta:generator>LibreOffice/5.1.3.2$Windows_x86 LibreOffice_project/644e4637d1d8544fd9f56425bd6cec110e49301b</meta:generator>
    <meta:document-statistic meta:table-count="0" meta:image-count="0" meta:object-count="0" meta:page-count="7" meta:paragraph-count="173" meta:word-count="1657" meta:character-count="12096" meta:non-whitespace-character-count="10729"/>
  </office:meta>
</office:document-meta>
</file>